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Hiragino Sans"/>
    </style:style>
    <style:style style:name="gr1" style:family="graphic">
      <style:graphic-properties draw:stroke="none" svg:stroke-color="#000000" draw:fill="solid" draw:fill-color="#ffffff" fo:min-height="51.76m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text-properties style:font-name="Hiragino Sans" style:font-name-asian="Hiragino Sans"/>
    </style:style>
    <style:style style:name="P2" style:family="paragraph">
      <loext:graphic-properties draw:fill="solid" draw:fill-color="#ffffff"/>
      <style:text-properties style:font-name="Hiragino Sans" style:font-name-asian="Hiragino Sans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65.77mm" svg:height="51.76mm" svg:x="60.53mm" svg:y="7.29mm">
            <draw:text-box>
              <text:p text:style-name="P1"><text:span text:style-name="T1">G(tau)</text:span><text:span text:style-name="T1">の値</text:span></text:p>
              <text:p text:style-name="P1"><text:span text:style-name="T1"/></text:p>
              <text:p text:style-name="P1"><text:span text:style-name="T1">ワイブル分布</text:span></text:p>
            </draw:text-box>
          </draw:frame>
          <draw:frame draw:z-index="1" draw:style-name="gr2" draw:text-style-name="P3" svg:width="159.99mm" svg:height="89.99mm" svg:x="128.29mm" svg:y="4.48mm">
            <draw:object draw:notify-on-update-of-ranges="Sheet1.A1:Sheet1.A15 Sheet1.B1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56579" calcext:value-type="float">
            <text:p>0.01856579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225408" calcext:value-type="float">
            <text:p>0.07225408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7564" calcext:value-type="float">
            <text:p>0.12756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51393" calcext:value-type="float">
            <text:p>0.165139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4422" calcext:value-type="float">
            <text:p>0.174422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60704" calcext:value-type="float">
            <text:p>0.1560704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01774" calcext:value-type="float">
            <text:p>0.1201774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017221" calcext:value-type="float">
            <text:p>0.08017221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45045" calcext:value-type="float">
            <text:p>0.04645045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37892" calcext:value-type="float">
            <text:p>0.02337892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021168" calcext:value-type="float">
            <text:p>0.01021168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64299" calcext:value-type="float">
            <text:p>0.003864299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264231" calcext:value-type="float">
            <text:p>0.001264231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3567299" calcext:value-type="float">
            <text:p>0.0003567299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Hiragino Mincho ProN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6:06:35.276713181</meta:creation-date>
    <dc:date>2020-05-22T16:09:54.776626722</dc:date>
    <meta:editing-duration>PT3M19S</meta:editing-duration>
    <meta:editing-cycles>1</meta:editing-cycles>
    <meta:generator>LibreOffice/6.2.8.2$MacOSX_X86_64 LibreOffice_project/f82ddfca21ebc1e222a662a32b25c0c9d20169ee</meta:generator>
    <meta:document-statistic meta:table-count="1" meta:cell-count="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1.A1:Sheet1.B15" svg:x="0.32cm" svg:y="0.18cm" svg:width="12.46cm" svg:height="8.64cm">
          <chartooo:coordinate-region svg:x="1.26cm" svg:y="0.379cm" svg:width="11.321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scatter">
            <chart:domain table:cell-range-address="Sheet1.A1:Sheet1.A1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5</svg:desc>
                </draw:g>
              </table:table-cell>
              <table:table-cell office:value-type="float" office:value="0">
                <text:p>0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856579">
                <text:p>0.01856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225408">
                <text:p>0.07225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27564">
                <text:p>0.127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51393">
                <text:p>0.1651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74422">
                <text:p>0.174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560704">
                <text:p>0.156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201774">
                <text:p>0.1201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8017221">
                <text:p>0.08017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4645045">
                <text:p>0.04645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337892">
                <text:p>0.02337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021168">
                <text:p>0.01021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3864299">
                <text:p>0.003864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1264231">
                <text:p>0.001264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3567299">
                <text:p>0.0003567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